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E0000001E0FB70432BB7C71583.png" manifest:media-type="image/png"/>
  <manifest:file-entry manifest:full-path="Pictures/10000000000001E0000001E09D904215DE06C323.png" manifest:media-type="image/png"/>
  <manifest:file-entry manifest:full-path="Pictures/10000000000001E0000001E0F03B90F2B40D6F71.png" manifest:media-type="image/png"/>
  <manifest:file-entry manifest:full-path="Pictures/10000000000001E0000001E091EBC7046A86679C.png" manifest:media-type="image/png"/>
  <manifest:file-entry manifest:full-path="Pictures/10000000000001E0000001E0385A82B9FC8CD03A.png" manifest:media-type="image/png"/>
  <manifest:file-entry manifest:full-path="Pictures/10000000000001E0000001E01BC17409917EE802.png" manifest:media-type="image/png"/>
  <manifest:file-entry manifest:full-path="Pictures/10000000000001E0000001E0B69D3F95CE2430AD.png" manifest:media-type="image/png"/>
  <manifest:file-entry manifest:full-path="Pictures/10000000000001E0000001E01F9B9499334CA040.png" manifest:media-type="image/png"/>
  <manifest:file-entry manifest:full-path="Pictures/10000000000001E0000001E00430F4EF14E73807.png" manifest:media-type="image/png"/>
  <manifest:file-entry manifest:full-path="Pictures/10000000000001E0000001E04280262CDEBE4F1C.png" manifest:media-type="image/png"/>
  <manifest:file-entry manifest:full-path="Pictures/10000000000001E0000001E05848BDBA16113026.png" manifest:media-type="image/png"/>
  <manifest:file-entry manifest:full-path="Pictures/10000000000001E0000001E07FF0F160BA915A42.png" manifest:media-type="image/png"/>
  <manifest:file-entry manifest:full-path="Pictures/10000000000001E0000001E0AD386691D3F21EC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1.302cm, 0cm, 1.065cm, 0.637cm)" draw:image-opacity="100%" style:mirror="none"/>
    </style:style>
    <style:style style:name="gr4" style:family="graphic" style:parent-style-name="standard">
      <style:graphic-properties draw:stroke="dash" draw:stroke-dash="Dashed_20__28_var_29_" svg:stroke-color="#000000" draw:fill="solid" draw:fill-color="#ffffff" draw:textarea-horizontal-align="justify" draw:textarea-vertical-align="middle" draw:auto-grow-height="false" fo:min-height="6.1cm" fo:min-width="3.564cm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227cm" fo:min-width="4.073cm" fo:padding-top="0.155cm" fo:padding-bottom="0.125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106cm" svg:stroke-color="#f6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227cm" fo:min-width="4.073cm" fo:padding-top="0.155cm" fo:padding-bottom="0.125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106cm" svg:stroke-color="#00f009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227cm" fo:min-width="4.073cm" fo:padding-top="0.155cm" fo:padding-bottom="0.125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Object_20_with_20_no_20_fill_20_and_20_no_20_line_5f_4">
      <style:graphic-properties draw:textarea-vertical-align="middle" draw:color-mode="standard" draw:luminance="0%" draw:contrast="0%" draw:gamma="100%" draw:red="0%" draw:green="0%" draw:blue="0%" fo:clip="rect(1.214cm, 0cm, 0.958cm, 0.552cm)" draw:image-opacity="100%" style:mirror="none"/>
    </style:style>
    <style:style style:name="gr12" style:family="graphic" style:parent-style-name="Object_20_with_20_no_20_fill_20_and_20_no_20_line_5f_4">
      <style:graphic-properties draw:textarea-vertical-align="middle" draw:color-mode="standard" draw:luminance="0%" draw:contrast="0%" draw:gamma="100%" draw:red="0%" draw:green="0%" draw:blue="0%" fo:clip="rect(1.281cm, 0cm, 0.861cm, 0.429cm)" draw:image-opacity="100%" style:mirror="none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227cm" fo:min-width="4.073cm" fo:padding-top="0.155cm" fo:padding-bottom="0.125cm" fo:padding-left="0.25cm" fo:padding-right="0.25cm" fo:wrap-option="no-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227cm" fo:min-width="4.073cm" fo:padding-top="0.155cm" fo:padding-bottom="0.125cm" fo:padding-left="0.25cm" fo:padding-right="0.25cm" fo:wrap-option="no-wrap" draw:shadow-color="#808080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margin-left="0cm" fo:margin-right="0cm" fo:line-height="93%" fo:text-align="center" fo:text-indent="0cm" style:line-break="strict"/>
    </style:style>
    <style:style style:name="P6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 style:font-size-asian="18pt" style:font-size-complex="18pt"/>
    </style:style>
    <style:style style:name="P9" style:family="paragraph">
      <loext:graphic-properties draw:fill="none"/>
    </style:style>
    <style:style style:name="T1" style:family="text">
      <style:text-properties fo:color="#000000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451cm" svg:height="3.623cm" svg:x="2.096cm" svg:y="0.857cm">
          <draw:image xlink:href="Pictures/10000000000001E0000001E0B69D3F95CE2430AD.png" xlink:type="simple" xlink:show="embed" xlink:actuate="onLoad">
            <text:p/>
          </draw:image>
        </draw:frame>
        <draw:frame draw:style-name="gr1" draw:text-style-name="P1" draw:layer="layout" svg:width="11.451cm" svg:height="3.623cm" svg:x="14.288cm" svg:y="0.857cm">
          <draw:image xlink:href="Pictures/10000000000001E0000001E01BC17409917EE802.png" xlink:type="simple" xlink:show="embed" xlink:actuate="onLoad">
            <text:p/>
          </draw:image>
        </draw:frame>
        <draw:frame draw:style-name="gr1" draw:text-style-name="P1" draw:layer="layout" svg:width="11.563cm" svg:height="3.659cm" svg:x="1.984cm" svg:y="4.649cm">
          <draw:image xlink:href="Pictures/10000000000001E0000001E00430F4EF14E73807.png" xlink:type="simple" xlink:show="embed" xlink:actuate="onLoad">
            <text:p/>
          </draw:image>
        </draw:frame>
        <draw:frame draw:style-name="gr1" draw:text-style-name="P1" draw:layer="layout" svg:width="11.563cm" svg:height="3.659cm" svg:x="14.353cm" svg:y="4.654cm">
          <draw:image xlink:href="Pictures/10000000000001E0000001E04280262CDEBE4F1C.png" xlink:type="simple" xlink:show="embed" xlink:actuate="onLoad">
            <text:p/>
          </draw:image>
        </draw:frame>
        <draw:frame draw:style-name="gr1" draw:text-style-name="P1" draw:layer="layout" svg:width="10.837cm" svg:height="3.429cm" svg:x="2.353cm" svg:y="8.429cm">
          <draw:image xlink:href="Pictures/10000000000001E0000001E07FF0F160BA915A42.png" xlink:type="simple" xlink:show="embed" xlink:actuate="onLoad">
            <text:p/>
          </draw:image>
        </draw:frame>
        <draw:frame draw:style-name="gr1" draw:text-style-name="P1" draw:layer="layout" svg:width="10.48cm" svg:height="3.316cm" svg:x="14.355cm" svg:y="8.542cm">
          <draw:image xlink:href="Pictures/10000000000001E0000001E0AD386691D3F21EC6.png" xlink:type="simple" xlink:show="embed" xlink:actuate="onLoad">
            <text:p/>
          </draw:image>
        </draw:frame>
        <draw:frame draw:style-name="gr1" draw:text-style-name="P1" draw:layer="layout" svg:width="8.796cm" svg:height="2.783cm" svg:x="4.064cm" svg:y="12.174cm">
          <draw:image xlink:href="Pictures/10000000000001E0000001E0385A82B9FC8CD03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3" draw:layer="layout" svg:width="22.826cm" svg:height="11.684cm" draw:transform="rotate (-0.000174532925199667) translate (1.526cm 2.028cm)">
          <draw:image xlink:href="Pictures/10000000000001E0000001E0B69D3F95CE2430AD.png" xlink:type="simple" xlink:show="embed" xlink:actuate="onLoad">
            <text:p/>
          </draw:image>
        </draw:frame>
        <draw:custom-shape draw:style-name="gr4" draw:text-style-name="P4" draw:layer="layout" svg:width="4.064cm" svg:height="6.35cm" svg:x="23.622cm" svg:y="4.318cm">
          <text:p text:style-name="P3">SIMILAR:</text:p>
          <text:p text:style-name="P3"/>
          <text:p text:style-name="P3">Ccl7</text:p>
          <text:p text:style-name="P3">Ccl12</text:p>
          <text:p text:style-name="P3">Ccl17</text:p>
          <text:p text:style-name="P3">Ccl22</text:p>
          <text:p text:style-name="P3">Ccl2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4.573cm" svg:height="0.507cm" svg:x="14.958cm" svg:y="14.984cm">
          <text:list text:style-name="L2">
            <text:list-header>
              <text:p text:style-name="P5"><text:span text:style-name="T1">Contro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3.688cm" svg:y1="15.24cm" svg:x2="15.972cm" svg:y2="15.244cm">
          <text:p/>
        </draw:line>
        <draw:custom-shape draw:style-name="gr7" draw:text-style-name="P6" draw:layer="layout" svg:width="4.573cm" svg:height="0.507cm" svg:x="9.627cm" svg:y="14.984cm">
          <text:list text:style-name="L2">
            <text:list-header>
              <text:p text:style-name="P5"><text:span text:style-name="T1">Bleomycin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8" draw:text-style-name="P7" draw:layer="layout" svg:x1="8.357cm" svg:y1="15.24cm" svg:x2="10.641cm" svg:y2="15.244cm">
          <text:p/>
        </draw:line>
        <draw:custom-shape draw:style-name="gr9" draw:text-style-name="P8" draw:layer="layout" svg:width="4.573cm" svg:height="0.507cm" svg:x="10.413cm" svg:y="1.017cm">
          <text:list text:style-name="L2">
            <text:list-header>
              <text:p text:style-name="P5"><text:span text:style-name="T2">Ccl2 / MCP1 – Cluster 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6.714cm" svg:height="0.963cm" svg:x="9.836cm" svg:y="13.769cm">
          <draw:text-box>
            <text:p><text:span text:style-name="T2">Days after treatment</text:span></text:p>
          </draw:text-box>
        </draw:frame>
        <draw:frame draw:style-name="gr10" draw:text-style-name="P9" draw:layer="layout" svg:width="4.064cm" svg:height="0.963cm" draw:transform="rotate (1.58580615836205) translate (0.582cm 8.923cm)">
          <draw:text-box>
            <text:p><text:span text:style-name="T2">Express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7.501cm" svg:height="7.501cm" svg:x="0.508cm" svg:y="0.373cm">
          <draw:image xlink:href="Pictures/10000000000001E0000001E01F9B9499334CA040.png" xlink:type="simple" xlink:show="embed" xlink:actuate="onLoad">
            <text:p/>
          </draw:image>
        </draw:frame>
        <draw:frame draw:style-name="gr1" draw:text-style-name="P1" draw:layer="layout" svg:width="7.62cm" svg:height="7.62cm" svg:x="7.728cm" svg:y="0.373cm">
          <draw:image xlink:href="Pictures/10000000000001E0000001E091EBC7046A86679C.png" xlink:type="simple" xlink:show="embed" xlink:actuate="onLoad">
            <text:p/>
          </draw:image>
        </draw:frame>
        <draw:frame draw:style-name="gr1" draw:text-style-name="P1" draw:layer="layout" svg:width="7.501cm" svg:height="7.501cm" svg:x="14.986cm" svg:y="0.373cm">
          <draw:image xlink:href="Pictures/10000000000001E0000001E0F03B90F2B40D6F71.png" xlink:type="simple" xlink:show="embed" xlink:actuate="onLoad">
            <text:p/>
          </draw:image>
        </draw:frame>
        <draw:frame draw:style-name="gr1" draw:text-style-name="P1" draw:layer="layout" svg:width="7.247cm" svg:height="7.247cm" svg:x="22.217cm" svg:y="0.254cm">
          <draw:image xlink:href="Pictures/10000000000001E0000001E09D904215DE06C323.png" xlink:type="simple" xlink:show="embed" xlink:actuate="onLoad">
            <text:p/>
          </draw:image>
        </draw:frame>
        <draw:frame draw:style-name="gr1" draw:text-style-name="P1" draw:layer="layout" svg:width="7.112cm" svg:height="7.112cm" svg:x="8.236cm" svg:y="8.128cm">
          <draw:image xlink:href="Pictures/10000000000001E0000001E05848BDBA16113026.png" xlink:type="simple" xlink:show="embed" xlink:actuate="onLoad">
            <text:p/>
          </draw:image>
        </draw:frame>
        <draw:frame draw:style-name="gr1" draw:text-style-name="P1" draw:layer="layout" svg:width="7.112cm" svg:height="7.112cm" svg:x="0.508cm" svg:y="8.128cm">
          <draw:image xlink:href="Pictures/10000000000001E0000001E0FB70432BB7C7158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1" draw:text-style-name="P3" draw:layer="layout" svg:width="12.7cm" svg:height="11.005cm" svg:x="1.67cm" svg:y="2.54cm">
          <draw:image xlink:href="Pictures/10000000000001E0000001E01F9B9499334CA040.png" xlink:type="simple" xlink:show="embed" xlink:actuate="onLoad">
            <text:p/>
          </draw:image>
        </draw:frame>
        <draw:frame draw:style-name="gr12" draw:text-style-name="P3" draw:layer="layout" svg:width="12.943cm" svg:height="11.135cm" svg:x="14.235cm" svg:y="2.54cm">
          <draw:image xlink:href="Pictures/10000000000001E0000001E0F03B90F2B40D6F71.png" xlink:type="simple" xlink:show="embed" xlink:actuate="onLoad">
            <text:p/>
          </draw:image>
        </draw:frame>
        <draw:custom-shape draw:style-name="gr13" draw:text-style-name="P6" draw:layer="layout" svg:width="4.573cm" svg:height="0.507cm" svg:x="15.831cm" svg:y="14.984cm">
          <text:list text:style-name="L2">
            <text:list-header>
              <text:p text:style-name="P5"><text:span text:style-name="T1">Contro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4.561cm" svg:y1="15.24cm" svg:x2="16.845cm" svg:y2="15.244cm">
          <text:p/>
        </draw:line>
        <draw:custom-shape draw:style-name="gr14" draw:text-style-name="P6" draw:layer="layout" svg:width="4.573cm" svg:height="0.507cm" svg:x="10.5cm" svg:y="14.984cm">
          <text:list text:style-name="L2">
            <text:list-header>
              <text:p text:style-name="P5"><text:span text:style-name="T1">Bleomycin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8" draw:text-style-name="P7" draw:layer="layout" svg:x1="9.23cm" svg:y1="15.24cm" svg:x2="11.514cm" svg:y2="15.244cm">
          <text:p/>
        </draw:line>
        <draw:frame draw:style-name="gr10" draw:text-style-name="P9" draw:layer="layout" svg:width="6.741cm" svg:height="0.963cm" svg:x="10.709cm" svg:y="13.769cm">
          <draw:text-box>
            <text:p><text:span text:style-name="T2">Days after treatment</text:span></text:p>
          </draw:text-box>
        </draw:frame>
        <draw:frame draw:style-name="gr10" draw:text-style-name="P9" draw:layer="layout" svg:width="3.923cm" svg:height="0.963cm" draw:transform="rotate (1.56433860856252) translate (0.274cm 8.882cm)">
          <draw:text-box>
            <text:p><text:span text:style-name="T2">Expression</text:span></text:p>
          </draw:text-box>
        </draw:frame>
        <draw:frame draw:style-name="gr10" draw:text-style-name="P9" draw:layer="layout" svg:width="5.334cm" svg:height="0.963cm" svg:x="5.372cm" svg:y="1.524cm">
          <draw:text-box>
            <text:p><text:span text:style-name="T2">Ccr2 – Cluster 1</text:span></text:p>
          </draw:text-box>
        </draw:frame>
        <draw:frame draw:style-name="gr10" draw:text-style-name="P9" draw:layer="layout" svg:width="5.334cm" svg:height="0.963cm" svg:x="18.034cm" svg:y="1.524cm">
          <draw:text-box>
            <text:p><text:span text:style-name="T2">Ccr5 – Cluster 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2T08:35:27.827845992</meta:creation-date>
    <dc:date>2018-11-23T00:43:27.184588458</dc:date>
    <meta:editing-duration>PT1H19M34S</meta:editing-duration>
    <meta:editing-cycles>4</meta:editing-cycles>
    <meta:generator>LibreOffice/6.0.6.2$Linux_X86_64 LibreOffice_project/00m0$Build-2</meta:generator>
    <meta:document-statistic meta:object-count="61"/>
  </office:meta>
</office:document-meta>
</file>